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mm 0.26mm 0.26mm" style:text-align-source="fix" style:repeat-content="false" fo:border-left="none" fo:border-right="none" fo:border-top="0.99pt double #000000" style:border-line-width-top="0mm 0.26mm 0.26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0.85mm" svg:y="8.95mm">
            <draw:object draw:notify-on-update-of-ranges="Sheet1.A7:Sheet1.A7 Sheet1.A8:Sheet1.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Diameter (pixels)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ample3</text:p>
          </table:table-cell>
          <table:table-cell office:value-type="string" calcext:value-type="string">
            <text:p>Sample4</text:p>
          </table:table-cell>
          <table:table-cell office:value-type="string" calcext:value-type="string">
            <text:p>Sample5</text:p>
          </table:table-cell>
          <table:table-cell/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42.67" calcext:value-type="float">
            <text:p>42.67</text:p>
          </table:table-cell>
          <table:table-cell office:value-type="float" office:value="47.15" calcext:value-type="float">
            <text:p>47.15</text:p>
          </table:table-cell>
          <table:table-cell office:value-type="float" office:value="65.5" calcext:value-type="float">
            <text:p>65.5</text:p>
          </table:table-cell>
          <table:table-cell office:value-type="float" office:value="35.09" calcext:value-type="float">
            <text:p>35.09</text:p>
          </table:table-cell>
          <table:table-cell office:value-type="float" office:value="68.69" calcext:value-type="float">
            <text:p>68.69</text:p>
          </table:table-cell>
          <table:table-cell/>
        </table:table-row>
        <table:table-row table:style-name="ro1">
          <table:table-cell office:value-type="string" calcext:value-type="string">
            <text:p>Hough</text:p>
          </table:table-cell>
          <table:table-cell office:value-type="float" office:value="99.2" calcext:value-type="float">
            <text:p>99.2</text:p>
          </table:table-cell>
          <table:table-cell office:value-type="float" office:value="45.34" calcext:value-type="float">
            <text:p>45.34</text:p>
          </table:table-cell>
          <table:table-cell office:value-type="float" office:value="60.4" calcext:value-type="float">
            <text:p>60.4</text:p>
          </table:table-cell>
          <table:table-cell office:value-type="float" office:value="37.08" calcext:value-type="float">
            <text:p>37.08</text:p>
          </table:table-cell>
          <table:table-cell office:value-type="float" office:value="62.62" calcext:value-type="float">
            <text:p>62.62</text:p>
          </table:table-cell>
          <table:table-cell/>
        </table:table-row>
        <table:table-row table:style-name="ro1">
          <table:table-cell office:value-type="string" calcext:value-type="string">
            <text:p>Should be</text:p>
          </table:table-cell>
          <table:table-cell office:value-type="float" office:value="93.2" calcext:value-type="float">
            <text:p>93.2</text:p>
          </table:table-cell>
          <table:table-cell office:value-type="float" office:value="40.63" calcext:value-type="float">
            <text:p>40.63</text:p>
          </table:table-cell>
          <table:table-cell office:value-type="float" office:value="28.07" calcext:value-type="float">
            <text:p>28.07</text:p>
          </table:table-cell>
          <table:table-cell office:value-type="float" office:value="28.64" calcext:value-type="float">
            <text:p>28.64</text:p>
          </table:table-cell>
          <table:table-cell office:value-type="float" office:value="61.58" calcext:value-type="float">
            <text:p>61.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 (%)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ample3</text:p>
          </table:table-cell>
          <table:table-cell office:value-type="string" calcext:value-type="string">
            <text:p>Sample4</text:p>
          </table:table-cell>
          <table:table-cell office:value-type="string" calcext:value-type="string">
            <text:p>Sample5</text:p>
          </table:table-cell>
          <table:table-cell/>
        </table:table-row>
        <table:table-row table:style-name="ro1">
          <table:table-cell office:value-type="string" calcext:value-type="string">
            <text:p>Haar</text:p>
          </table:table-cell>
          <table:table-cell table:formula="of:=100-ABS([.B2]-[.B4])*100/[.B4]" office:value-type="float" office:value="45.7832618025751" calcext:value-type="float">
            <text:p>45.7832618025751</text:p>
          </table:table-cell>
          <table:table-cell table:formula="of:=100-ABS([.C2]-[.C4])*100/[.C4]" office:value-type="float" office:value="83.9527442776274" calcext:value-type="float">
            <text:p>83.9527442776274</text:p>
          </table:table-cell>
          <table:table-cell office:value-type="float" office:value="0" calcext:value-type="float">
            <text:p>0</text:p>
          </table:table-cell>
          <table:table-cell table:formula="of:=100-ABS([.E2]-[.E4])*100/[.E4]" office:value-type="float" office:value="77.4790502793296" calcext:value-type="float">
            <text:p>77.4790502793296</text:p>
          </table:table-cell>
          <table:table-cell table:formula="of:=100-ABS([.F2]-[.F4])*100/[.F4]" office:value-type="float" office:value="88.4540435206236" calcext:value-type="float">
            <text:p>88.4540435206236</text:p>
          </table:table-cell>
          <table:table-cell/>
        </table:table-row>
        <table:table-row table:style-name="ro1">
          <table:table-cell office:value-type="string" calcext:value-type="string">
            <text:p>Hough</text:p>
          </table:table-cell>
          <table:table-cell table:formula="of:=100-ABS([.B3]-[.B4])*100/[.B4]" office:value-type="float" office:value="93.5622317596567" calcext:value-type="float">
            <text:p>93.5622317596567</text:p>
          </table:table-cell>
          <table:table-cell table:formula="of:=100-ABS([.C3]-[.C4])*100/[.C4]" office:value-type="float" office:value="88.407580605464" calcext:value-type="float">
            <text:p>88.407580605464</text:p>
          </table:table-cell>
          <table:table-cell office:value-type="float" office:value="0" calcext:value-type="float">
            <text:p>0</text:p>
          </table:table-cell>
          <table:table-cell table:formula="of:=100-ABS([.E3]-[.E4])*100/[.E4]" office:value-type="float" office:value="70.5307262569833" calcext:value-type="float">
            <text:p>70.5307262569833</text:p>
          </table:table-cell>
          <table:table-cell table:formula="of:=100-ABS([.F3]-[.F4])*100/[.F4]" office:value-type="float" office:value="98.3111399805132" calcext:value-type="float">
            <text:p>98.31113998051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</text:p>
          </table:table-cell>
          <table:table-cell table:formula="of:=ABS([.B2]-[.B4])" office:value-type="float" office:value="50.53" calcext:value-type="float">
            <text:p>50.53</text:p>
          </table:table-cell>
          <table:table-cell table:formula="of:=ABS([.C2]-[.C4])" office:value-type="float" office:value="6.52" calcext:value-type="float">
            <text:p>6.52</text:p>
          </table:table-cell>
          <table:table-cell table:formula="of:=ABS([.D2]-[.D4])" office:value-type="float" office:value="37.43" calcext:value-type="float">
            <text:p>37.43</text:p>
          </table:table-cell>
          <table:table-cell table:formula="of:=ABS([.E2]-[.E4])" office:value-type="float" office:value="6.45" calcext:value-type="float">
            <text:p>6.45</text:p>
          </table:table-cell>
          <table:table-cell table:formula="of:=ABS([.F2]-[.F4])" office:value-type="float" office:value="7.11" calcext:value-type="float">
            <text:p>7.11</text:p>
          </table:table-cell>
          <table:table-cell/>
        </table:table-row>
        <table:table-row table:style-name="ro1">
          <table:table-cell office:value-type="string" calcext:value-type="string">
            <text:p>Hough</text:p>
          </table:table-cell>
          <table:table-cell table:formula="of:=ABS([.B3]-[.B4])" office:value-type="float" office:value="6" calcext:value-type="float">
            <text:p>6</text:p>
          </table:table-cell>
          <table:table-cell table:formula="of:=ABS([.C3]-[.C4])" office:value-type="float" office:value="4.71" calcext:value-type="float">
            <text:p>4.71</text:p>
          </table:table-cell>
          <table:table-cell table:formula="of:=ABS([.D3]-[.D4])" office:value-type="float" office:value="32.33" calcext:value-type="float">
            <text:p>32.33</text:p>
          </table:table-cell>
          <table:table-cell table:formula="of:=ABS([.E3]-[.E4])" office:value-type="float" office:value="8.44" calcext:value-type="float">
            <text:p>8.44</text:p>
          </table:table-cell>
          <table:table-cell table:formula="of:=ABS([.F3]-[.F4])" office:value-type="float" office:value="1.04" calcext:value-type="float">
            <text:p>1.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</text:p>
          </table:table-cell>
          <table:table-cell table:formula="of:=1-[.B11]/[.B4]" office:value-type="float" office:value="0.457832618025751" calcext:value-type="float">
            <text:p>0.457832618025751</text:p>
          </table:table-cell>
          <table:table-cell table:formula="of:=1-[.C11]/[.C4]" office:value-type="float" office:value="0.839527442776274" calcext:value-type="float">
            <text:p>0.839527442776274</text:p>
          </table:table-cell>
          <table:table-cell office:value-type="float" office:value="0" calcext:value-type="float">
            <text:p>0</text:p>
          </table:table-cell>
          <table:table-cell table:formula="of:=1-[.E11]/[.E4]" office:value-type="float" office:value="0.774790502793296" calcext:value-type="float">
            <text:p>0.774790502793296</text:p>
          </table:table-cell>
          <table:table-cell table:formula="of:=1-[.F11]/[.F4]" office:value-type="float" office:value="0.884540435206236" calcext:value-type="float">
            <text:p>0.884540435206236</text:p>
          </table:table-cell>
          <table:table-cell/>
        </table:table-row>
        <table:table-row table:style-name="ro1">
          <table:table-cell office:value-type="string" calcext:value-type="string">
            <text:p>Hough</text:p>
          </table:table-cell>
          <table:table-cell table:formula="of:=1-[.B12]/[.B4]" office:value-type="float" office:value="0.935622317596567" calcext:value-type="float">
            <text:p>0.935622317596567</text:p>
          </table:table-cell>
          <table:table-cell table:formula="of:=1-[.C12]/[.C4]" office:value-type="float" office:value="0.884075806054639" calcext:value-type="float">
            <text:p>0.884075806054639</text:p>
          </table:table-cell>
          <table:table-cell office:value-type="float" office:value="0" calcext:value-type="float">
            <text:p>0</text:p>
          </table:table-cell>
          <table:table-cell table:formula="of:=1-[.E12]/[.E4]" office:value-type="float" office:value="0.705307262569832" calcext:value-type="float">
            <text:p>0.705307262569832</text:p>
          </table:table-cell>
          <table:table-cell table:formula="of:=1-[.F12]/[.F4]" office:value-type="float" office:value="0.983111399805132" calcext:value-type="float">
            <text:p>0.983111399805132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2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Accuracy (%)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ample3</text:p>
          </table:table-cell>
          <table:table-cell office:value-type="string" calcext:value-type="string">
            <text:p>Sample4</text:p>
          </table:table-cell>
          <table:table-cell office:value-type="string" calcext:value-type="string">
            <text:p>Sample5</text:p>
          </table:table-cell>
          <table:table-cell/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45.78" calcext:value-type="float">
            <text:p>45.78</text:p>
          </table:table-cell>
          <table:table-cell office:value-type="float" office:value="83.95" calcext:value-type="float">
            <text:p>83.95</text:p>
          </table:table-cell>
          <table:table-cell office:value-type="float" office:value="0" calcext:value-type="float">
            <text:p>0</text:p>
          </table:table-cell>
          <table:table-cell office:value-type="float" office:value="77.48" calcext:value-type="float">
            <text:p>77.48</text:p>
          </table:table-cell>
          <table:table-cell office:value-type="float" office:value="88.45" calcext:value-type="float">
            <text:p>88.45</text:p>
          </table:table-cell>
          <table:table-cell/>
        </table:table-row>
        <table:table-row table:style-name="ro1">
          <table:table-cell office:value-type="string" calcext:value-type="string">
            <text:p>Hough</text:p>
          </table:table-cell>
          <table:table-cell office:value-type="float" office:value="93.56" calcext:value-type="float">
            <text:p>93.56</text:p>
          </table:table-cell>
          <table:table-cell office:value-type="float" office:value="88.41" calcext:value-type="float">
            <text:p>88.41</text:p>
          </table:table-cell>
          <table:table-cell office:value-type="float" office:value="0" calcext:value-type="float">
            <text:p>0</text:p>
          </table:table-cell>
          <table:table-cell office:value-type="float" office:value="70.53" calcext:value-type="float">
            <text:p>70.53</text:p>
          </table:table-cell>
          <table:table-cell office:value-type="float" office:value="98.31" calcext:value-type="float">
            <text:p>98.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28:37.647000000</meta:creation-date>
    <dc:date>2019-04-15T18:50:13.848000000</dc:date>
    <meta:editing-duration>PT1H20M7S</meta:editing-duration>
    <meta:editing-cycles>11</meta:editing-cycles>
    <meta:generator>LibreOffice/5.4.4.2$Windows_X86_64 LibreOffice_project/2524958677847fb3bb44820e40380acbe820f960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d1f6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29cm" svg:y="3.946cm" style:legend-expansion="high" chart:style-name="ch2"/>
        <chart:plot-area chart:style-name="ch3" table:cell-range-address="Sheet1.A7:Sheet1.C8 Sheet1.E7:Sheet1.F8" chart:data-source-has-labels="column" svg:x="0.32cm" svg:y="0.18cm" svg:width="13.589cm" svg:height="8.64cm">
          <chartooo:coordinate-region svg:x="1.143cm" svg:y="0.382cm" svg:width="12.76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C7 Sheet1.E7:Sheet1.F7" chart:label-cell-address="Sheet1.A7:Sheet1.A7" chart:class="chart:bar">
            <chart:data-point chart:repeated="4"/>
          </chart:series>
          <chart:series chart:style-name="ch8" chart:values-cell-range-address="Sheet1.B8:Sheet1.C8 Sheet1.E8:Sheet1.F8" chart:label-cell-address="Sheet1.A8:Sheet1.A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Haar</text:p>
                <draw:g>
                  <svg:desc>Sheet1.A7:Sheet1.A7</svg:desc>
                </draw:g>
              </table:table-cell>
              <table:table-cell office:value-type="float" office:value="45.7832618025751">
                <text:p>45.7832618025751</text:p>
                <draw:g>
                  <svg:desc>Sheet1.B7:Sheet1.C7 Sheet1.E7:Sheet1.F7</svg:desc>
                </draw:g>
              </table:table-cell>
              <table:table-cell office:value-type="float" office:value="83.9527442776274">
                <text:p>83.9527442776274</text:p>
              </table:table-cell>
              <table:table-cell office:value-type="float" office:value="77.4790502793296">
                <text:p>77.4790502793296</text:p>
              </table:table-cell>
              <table:table-cell office:value-type="float" office:value="88.4540435206236">
                <text:p>88.4540435206236</text:p>
              </table:table-cell>
            </table:table-row>
            <table:table-row>
              <table:table-cell office:value-type="string">
                <text:p>Hough</text:p>
                <draw:g>
                  <svg:desc>Sheet1.A8:Sheet1.A8</svg:desc>
                </draw:g>
              </table:table-cell>
              <table:table-cell office:value-type="float" office:value="93.5622317596567">
                <text:p>93.5622317596567</text:p>
                <draw:g>
                  <svg:desc>Sheet1.B8:Sheet1.C8 Sheet1.E8:Sheet1.F8</svg:desc>
                </draw:g>
              </table:table-cell>
              <table:table-cell office:value-type="float" office:value="88.407580605464">
                <text:p>88.407580605464</text:p>
              </table:table-cell>
              <table:table-cell office:value-type="float" office:value="70.5307262569833">
                <text:p>70.5307262569833</text:p>
              </table:table-cell>
              <table:table-cell office:value-type="float" office:value="98.3111399805132">
                <text:p>98.3111399805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